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3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</style:style>
    <style:style style:name="gr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0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2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4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016cm" fo:padding-top="0.137cm" fo:padding-bottom="0.137cm" fo:padding-left="0.262cm" fo:padding-right="0.262cm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6cm"/>
    </style:style>
    <style:style style:name="gr32" style:family="graphic" style:parent-style-name="objectwithoutfill">
      <style:graphic-properties draw:stroke="solid" draw:stroke-dash="Dashed_20__28_var_29__20_4"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29cm"/>
    </style:style>
    <style:style style:name="gr34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.107cm" fo:min-width="0.565cm" fo:padding-top="0.137cm" fo:padding-bottom="0.137cm" fo:padding-left="0.262cm" fo:padding-right="0.26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93cm"/>
    </style:style>
    <style:style style:name="gr3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</style:style>
    <style:style style:name="gr3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gr39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0" style:family="graphic" style:parent-style-name="objectwithoutfill">
      <style:graphic-properties draw:stroke="solid" draw:stroke-dash="Ultrafine_20_Dotted_20__28_var_29_"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</style:style>
    <style:style style:name="gr4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981cm" fo:padding-top="0.137cm" fo:padding-bottom="0.137cm" fo:padding-left="0.262cm" fo:padding-right="0.262cm"/>
    </style:style>
    <style:style style:name="gr43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4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5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9.692cm" svg:y1="9.357cm" svg:x2="22.005cm" svg:y2="1.854cm" draw:end-shape="id1" draw:end-glue-point="7" svg:d="M19692 9357l2313-7503" svg:viewBox="0 0 2314 7504">
          <text:p/>
        </draw:connector>
        <draw:connector draw:style-name="gr2" draw:text-style-name="P1" draw:layer="layout" draw:type="line" svg:x1="6.23cm" svg:y1="1.915cm" svg:x2="10.591cm" svg:y2="9.362cm" draw:start-shape="id2" draw:start-glue-point="8" draw:end-shape="id3" draw:end-glue-point="4" svg:d="M6230 1915l4361 7447" svg:viewBox="0 0 4362 7448">
          <text:p/>
        </draw:connector>
        <draw:connector draw:style-name="gr3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3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4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9-11-07">Nov 7, 2019</text:date></text:span><text:span text:style-name="T1"><text:s/>- </text:span><text:span text:style-name="T1">mice</text:span><text:span text:style-name="T1">mn.n</text:span><text:span text:style-name="T1">et</text:span></text:p>
          </draw:text-box>
        </draw:frame>
        <draw:custom-shape draw:style-name="gr5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</text:span><text:span text:style-name="T2">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1" draw:text-style-name="P1" draw:layer="layout" draw:type="line" svg:x1="11.115cm" svg:y1="16.114cm" svg:x2="14.075cm" svg:y2="16.114cm" svg:d="M11115 16114h2960" svg:viewBox="0 0 2961 1">
          <text:p/>
        </draw:connector>
        <draw:connector draw:style-name="gr1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6" draw:layer="layout" svg:width="3.101cm" svg:height="1.039cm" svg:x="11.022cm" svg:y="16.08cm">
          <draw:text-box>
            <text:p text:style-name="P4"><text:span text:style-name="T2">Juniper </text:span><text:span text:style-name="T2">Stacking</text:span></text:p>
            <text:p text:style-name="P4"><text:span text:style-name="T2">Cables</text:span></text:p>
          </draw:text-box>
        </draw:frame>
        <draw:custom-shape draw:style-name="gr8" draw:text-style-name="P5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1.382cm">
          <draw:text-box>
            <text:p text:style-name="P4"><text:span text:style-name="T2">Route </text:span><text:span text:style-name="T2">Serve</text:span><text:span text:style-name="T2">r #2</text:span></text:p>
          </draw:text-box>
        </draw:frame>
        <draw:custom-shape draw:style-name="gr8" draw:text-style-name="P5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1" draw:text-style-name="P1" draw:layer="layout" draw:type="line" svg:x1="8.591cm" svg:y1="9.362cm" svg:x2="3.43cm" svg:y2="1.915cm" draw:start-shape="id8" draw:start-glue-point="4" draw:end-shape="id9" draw:end-glue-point="8" svg:d="M8591 9362l-5161-7447" svg:viewBox="0 0 5162 7448">
          <text:p/>
        </draw:connector>
        <draw:connector draw:style-name="gr10" draw:text-style-name="P1" draw:layer="layout" draw:type="line" svg:x1="9.13cm" svg:y1="1.915cm" svg:x2="12.591cm" svg:y2="9.362cm" draw:start-shape="id10" draw:start-glue-point="8" draw:end-shape="id11" draw:end-glue-point="4" svg:d="M9130 1915l3461 7447" svg:viewBox="0 0 3462 7448">
          <text:p/>
        </draw:connector>
        <draw:custom-shape draw:style-name="gr11" draw:text-style-name="P4" xml:id="id10" draw:id="id10" draw:layer="layout" svg:width="0.635cm" svg:height="0.381cm" svg:x="8.8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" draw:id="id2" draw:layer="layout" svg:width="0.635cm" svg:height="0.381cm" svg:x="5.9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9" draw:id="id9" draw:layer="layout" svg:width="0.635cm" svg:height="0.381cm" svg:x="3.1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89cm" svg:height="0.381cm" svg:x="8.1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658cm" svg:height="0.963cm" svg:x="8.836cm" svg:y="8.066cm">
          <draw:text-box>
            <text:p text:style-name="P4"><text:span text:style-name="T3">E4/48</text:span></text:p>
            <text:p text:style-name="P4"><text:span text:style-name="T3">E5/48</text:span></text:p>
          </draw:text-box>
        </draw:frame>
        <draw:frame draw:style-name="gr14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5" draw:text-style-name="P6" draw:layer="layout" svg:width="1.069cm" svg:height="0.607cm" svg:x="8.901cm" svg:y="5.941cm">
          <draw:text-box>
            <text:p text:style-name="P4"><text:span text:style-name="T3">Po9</text:span></text:p>
          </draw:text-box>
        </draw:frame>
        <draw:frame draw:style-name="gr16" draw:text-style-name="P6" draw:layer="layout" svg:width="1.675cm" svg:height="0.607cm" svg:x="19.467cm" svg:y="10.119cm">
          <draw:text-box>
            <text:p text:style-name="P4"><text:span text:style-name="T3">E</text:span><text:span text:style-name="T3">4</text:span><text:span text:style-name="T3">/</text:span><text:span text:style-name="T3">1</text:span></text:p>
          </draw:text-box>
        </draw:frame>
        <draw:frame draw:style-name="gr17" draw:text-style-name="P6" draw:layer="layout" svg:width="1.852cm" svg:height="0.607cm" svg:x="19.466cm" svg:y="14.818cm">
          <draw:text-box>
            <text:p text:style-name="P4"><text:span text:style-name="T3">ge-</text:span><text:span text:style-name="T3">0/0/</text:span><text:span text:style-name="T3">1</text:span></text:p>
          </draw:text-box>
        </draw:frame>
        <draw:frame draw:style-name="gr18" draw:text-style-name="P3" draw:layer="layout" svg:width="1.281cm" svg:height="1.675cm" svg:x="0.955cm" svg:y="18.962cm">
          <draw:text-box>
            <text:p text:style-name="P2"><text:span text:style-name="T3">100</text:span><text:span text:style-name="T3">G</text:span><text:span text:style-name="T3"><text:line-break/></text:span><text:span text:style-name="T3">40</text:span><text:span text:style-name="T3">G</text:span></text:p>
            <text:p text:style-name="P2"><text:span text:style-name="T3">10</text:span><text:span text:style-name="T3">G</text:span><text:span text:style-name="T3"><text:line-break/></text:span><text:span text:style-name="T3">1G</text:span></text:p>
          </draw:text-box>
        </draw:frame>
        <draw:frame draw:style-name="gr19" draw:text-style-name="P6" draw:layer="layout" svg:width="1.035cm" svg:height="0.607cm" svg:x="16.02cm" svg:y="12.985cm">
          <draw:text-box>
            <text:p text:style-name="P4"><text:span text:style-name="T3">ae0</text:span></text:p>
          </draw:text-box>
        </draw:frame>
        <draw:frame draw:style-name="gr20" draw:text-style-name="P8" draw:layer="layout" svg:width="1.836cm" svg:height="0.963cm" svg:x="15.7cm" svg:y="10.119cm">
          <draw:text-box>
            <text:p text:style-name="P7"><text:span text:style-name="T3">E</text:span><text:span text:style-name="T3">4/</text:span><text:span text:style-name="T3">4</text:span><text:span text:style-name="T3">7</text:span></text:p>
            <text:p text:style-name="P7"><text:span text:style-name="T3">E</text:span><text:span text:style-name="T3">5/</text:span><text:span text:style-name="T3">4</text:span><text:span text:style-name="T3">7</text:span></text:p>
          </draw:text-box>
        </draw:frame>
        <draw:frame draw:style-name="gr13" draw:text-style-name="P6" draw:layer="layout" svg:width="1.658cm" svg:height="0.963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1" draw:text-style-name="P5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2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3" draw:text-style-name="P6" draw:layer="layout" svg:width="3.855cm" svg:height="0.645cm" svg:x="0.936cm" svg:y="9.23cm">
          <draw:text-box>
            <text:p text:style-name="P4"><text:span text:style-name="T2">core-</text:span><text:span text:style-name="T2">sw0.micemn.net</text:span></text:p>
          </draw:text-box>
        </draw:frame>
        <draw:frame draw:style-name="gr23" draw:text-style-name="P6" draw:layer="layout" svg:width="3.855cm" svg:height="0.645cm" svg:x="0.937cm" svg:y="15.692cm">
          <draw:text-box>
            <text:p text:style-name="P4"><text:span text:style-name="T2">core</text:span><text:span text:style-name="T2">-</text:span><text:span text:style-name="T2">sw2</text:span><text:span text:style-name="T2">.mic</text:span><text:span text:style-name="T2">emn</text:span><text:span text:style-name="T2">.net</text:span></text:p>
          </draw:text-box>
        </draw:frame>
        <draw:connector draw:style-name="gr24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1" draw:text-style-name="P4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247cm" svg:height="0.607cm" svg:x="15.392cm" svg:y="7.887cm">
          <draw:text-box>
            <text:p text:style-name="P4"><text:span text:style-name="T3">Po</text:span><text:span text:style-name="T3">15</text:span></text:p>
          </draw:text-box>
        </draw:frame>
        <draw:custom-shape draw:style-name="gr12" draw:text-style-name="P1" draw:layer="layout" svg:width="1.089cm" svg:height="0.381cm" svg:x="10.4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11.102cm" svg:y="5.942cm">
          <draw:text-box>
            <text:p text:style-name="P4"><text:span text:style-name="T3">Po2</text:span><text:span text:style-name="T3">2</text:span></text:p>
          </draw:text-box>
        </draw:frame>
        <draw:custom-shape draw:style-name="gr12" draw:text-style-name="P1" draw:layer="layout" svg:width="1.089cm" svg:height="0.381cm" svg:x="14.9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4" draw:id="id14" draw:layer="layout" svg:width="0.635cm" svg:height="0.381cm" svg:x="12.0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454cm" svg:y1="1.86cm" svg:x2="10.815cm" svg:y2="9.417cm" draw:start-shape="id2" draw:start-glue-point="9" draw:end-shape="id3" draw:end-glue-point="11" svg:d="M6454 1860l4361 7557" svg:viewBox="0 0 4362 7558">
          <text:p/>
        </draw:connector>
        <draw:connector draw:style-name="gr10" draw:text-style-name="P1" draw:layer="layout" draw:type="line" svg:x1="12.33cm" svg:y1="1.915cm" svg:x2="14.291cm" svg:y2="9.362cm" draw:start-shape="id14" draw:start-glue-point="8" svg:d="M12330 1915l1961 7447" svg:viewBox="0 0 1962 7448">
          <text:p/>
        </draw:connector>
        <draw:frame draw:style-name="gr26" draw:text-style-name="P6" draw:layer="layout" svg:width="1.425cm" svg:height="0.607cm" svg:x="15.299cm" svg:y="8.37cm">
          <draw:text-box>
            <text:p text:style-name="P4"><text:span text:style-name="T3">E3</text:span><text:span text:style-name="T3">/6/</text:span><text:span text:style-name="T3">1</text:span></text:p>
          </draw:text-box>
        </draw:frame>
        <draw:custom-shape draw:style-name="gr27" draw:text-style-name="P5" draw:layer="layout" svg:width="2.54cm" svg:height="0.838cm" svg:x="4.897cm" svg:y="1.305cm">
          <text:p text:style-name="P4"><text:span text:style-name="T2">Zay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3.302cm" svg:height="0.838cm" svg:x="1.397cm" svg:y="1.305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2.54cm" svg:height="0.838cm" svg:x="7.597cm" svg:y="1.305cm">
          <text:p text:style-name="P4"><text:span text:style-name="T2">CNS</text:span></text:p>
          <text:p text:style-name="P4"><text:span text:style-name="T2">C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4.064cm" svg:height="0.838cm" svg:x="10.297cm" svg:y="1.305cm">
          <text:p text:style-name="P4"><text:span text:style-name="T2">Northern Lights GigaP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6" draw:layer="layout" svg:width="1.262cm" svg:height="0.607cm" svg:x="15.478cm" svg:y="7.088cm">
          <draw:text-box>
            <text:p text:style-name="P4"><text:span text:style-name="T3">Po2</text:span></text:p>
          </draw:text-box>
        </draw:frame>
        <draw:frame draw:style-name="gr31" draw:text-style-name="P6" draw:layer="layout" svg:width="1.336cm" svg:height="0.607cm" svg:x="14.269cm" svg:y="6.997cm">
          <draw:text-box>
            <text:p text:style-name="P4"><text:span text:style-name="T3">E2</text:span><text:span text:style-name="T3">9/</text:span><text:span text:style-name="T3">1</text:span></text:p>
          </draw:text-box>
        </draw:frame>
        <draw:frame draw:style-name="gr26" draw:text-style-name="P6" draw:layer="layout" svg:width="1.425cm" svg:height="0.607cm" svg:x="10.899cm" svg:y="8.371cm">
          <draw:text-box>
            <text:p text:style-name="P4"><text:span text:style-name="T3">E3/7/1</text:span></text:p>
          </draw:text-box>
        </draw:frame>
        <draw:frame draw:style-name="gr14" draw:text-style-name="P6" draw:layer="layout" svg:width="1.836cm" svg:height="0.607cm" svg:x="12.799cm" svg:y="8.371cm">
          <draw:text-box>
            <text:p text:style-name="P4"><text:span text:style-name="T3">E</text:span><text:span text:style-name="T3">3</text:span><text:span text:style-name="T3">/</text:span><text:span text:style-name="T3">4</text:span><text:span text:style-name="T3">/</text:span><text:span text:style-name="T3">1</text:span></text:p>
          </draw:text-box>
        </draw:frame>
        <draw:custom-shape draw:style-name="gr11" draw:text-style-name="P4" xml:id="id15" draw:id="id15" draw:layer="layout" svg:width="0.635cm" svg:height="0.381cm" svg:x="19.034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19.352cm" svg:y1="2.143cm" svg:x2="18.306cm" svg:y2="3.722cm" draw:start-shape="id15" draw:start-glue-point="8" draw:end-shape="id16" draw:end-glue-point="11" svg:d="M19352 2143l-1046 1579" svg:viewBox="0 0 1047 1580">
          <text:p/>
        </draw:connector>
        <draw:frame draw:style-name="gr33" draw:text-style-name="P6" draw:layer="layout" svg:width="1.336cm" svg:height="0.963cm" svg:x="17.189cm" svg:y="2.553cm">
          <draw:text-box>
            <text:p text:style-name="P4"><text:span text:style-name="T3">E47/</text:span><text:span text:style-name="T3">1</text:span><text:span text:style-name="T3"><text:line-break/></text:span><text:span text:style-name="T3">E48/</text:span><text:span text:style-name="T3">1</text:span></text:p>
          </draw:text-box>
        </draw:frame>
        <draw:custom-shape draw:style-name="gr34" draw:text-style-name="P1" draw:layer="layout" svg:width="1.089cm" svg:height="0.381cm" svg:x="18.372cm" svg:y="2.39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35" draw:text-style-name="P6" draw:layer="layout" svg:width="1.069cm" svg:height="0.607cm" svg:x="18.803cm" svg:y="2.679cm">
          <draw:text-box>
            <text:p text:style-name="P4"><text:span text:style-name="T3">Po</text:span><text:span text:style-name="T3">2</text:span></text:p>
          </draw:text-box>
        </draw:frame>
        <draw:connector draw:style-name="gr1" draw:text-style-name="P1" draw:layer="layout" draw:type="line" svg:x1="19.491cm" svg:y1="9.356cm" svg:x2="21.912cm" svg:y2="1.719cm" draw:start-shape="id17" draw:start-glue-point="4" draw:end-shape="id1" draw:end-glue-point="6" svg:d="M19491 9356l2421-7637" svg:viewBox="0 0 2422 7638">
          <text:p/>
        </draw:connector>
        <draw:custom-shape draw:style-name="gr11" draw:text-style-name="P4" xml:id="id1" draw:id="id1" draw:layer="layout" svg:width="0.635cm" svg:height="0.381cm" svg:x="21.912cm" svg:y="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20.392cm" svg:y="6.481cm">
          <draw:text-box>
            <text:p text:style-name="P4"><text:span text:style-name="T3">Po</text:span><text:span text:style-name="T3">28</text:span></text:p>
          </draw:text-box>
        </draw:frame>
        <draw:custom-shape draw:style-name="gr12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7" draw:id="id17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20.593cm" svg:y="5.682cm">
          <draw:text-box>
            <text:p text:style-name="P4"><text:span text:style-name="T3">ae0</text:span></text:p>
          </draw:text-box>
        </draw:frame>
        <draw:frame draw:style-name="gr20" draw:text-style-name="P6" draw:layer="layout" svg:width="1.836cm" svg:height="0.963cm" svg:x="19.789cm" svg:y="2.546cm">
          <draw:text-box>
            <text:p text:style-name="P4"><text:span text:style-name="T3">x</text:span><text:span text:style-name="T3">e</text:span><text:span text:style-name="T3">-</text:span><text:span text:style-name="T3">0</text:span><text:span text:style-name="T3">/</text:span><text:span text:style-name="T3">0</text:span><text:span text:style-name="T3">/</text:span><text:span text:style-name="T3">3</text:span><text:span text:style-name="T3">0</text:span><text:span text:style-name="T3"><text:line-break/></text:span><text:span text:style-name="T3">x</text:span><text:span text:style-name="T3">e</text:span><text:span text:style-name="T3">-</text:span><text:span text:style-name="T3">0</text:span><text:span text:style-name="T3">/</text:span><text:span text:style-name="T3">0</text:span><text:span text:style-name="T3">/</text:span><text:span text:style-name="T3">3</text:span><text:span text:style-name="T3">1</text:span></text:p>
          </draw:text-box>
        </draw:frame>
        <draw:custom-shape draw:style-name="gr11" draw:text-style-name="P4" xml:id="id18" draw:id="id18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line" svg:x1="24.534cm" svg:y1="5.248cm" svg:x2="22.547cm" svg:y2="1.719cm" draw:start-shape="id18" draw:start-glue-point="5" draw:end-shape="id1" draw:end-glue-point="10" svg:d="M24534 5248l-1987-3529" svg:viewBox="0 0 1988 3530">
          <text:p/>
        </draw:connector>
        <draw:custom-shape draw:style-name="gr29" draw:text-style-name="P5" draw:layer="layout" svg:width="4.064cm" svg:height="0.838cm" svg:x="22.663cm" svg:y="4.76cm">
          <text:p text:style-name="P4"><text:span text:style-name="T2">Compudyne Dulut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6" draw:layer="layout" svg:width="1.836cm" svg:height="0.612cm" svg:x="23.389cm" svg:y="2.547cm">
          <draw:text-box>
            <text:p text:style-name="P4"><text:span text:style-name="T3">x</text:span><text:span text:style-name="T3">e</text:span><text:span text:style-name="T3">-</text:span><text:span text:style-name="T3">0</text:span><text:span text:style-name="T3">/</text:span><text:span text:style-name="T3">0</text:span><text:span text:style-name="T3">/</text:span><text:span text:style-name="T3">2</text:span><text:span text:style-name="T3">9</text:span></text:p>
          </draw:text-box>
        </draw:frame>
        <draw:custom-shape draw:style-name="gr38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.658cm" svg:height="0.963cm" svg:x="18.436cm" svg:y="8.067cm">
          <draw:text-box>
            <text:p text:style-name="P4"><text:span text:style-name="T3">E4/34</text:span></text:p>
            <text:p text:style-name="P4"><text:span text:style-name="T3">E5/34</text:span></text:p>
          </draw:text-box>
        </draw:frame>
        <draw:frame draw:style-name="gr37" draw:text-style-name="P6" draw:layer="layout" svg:width="1.836cm" svg:height="0.612cm" svg:x="23.989cm" svg:y="4.147cm">
          <draw:text-box>
            <text:p text:style-name="P4"><text:span text:style-name="T3">xe-</text:span><text:span text:style-name="T3">0/0/31</text:span></text:p>
          </draw:text-box>
        </draw:frame>
        <draw:custom-shape draw:style-name="gr29" draw:text-style-name="P5" draw:layer="layout" svg:width="4.064cm" svg:height="0.838cm" svg:x="20.197cm" svg:y="1.299cm">
          <text:p text:style-name="P4"><text:span text:style-name="T2">Compudyne 511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16" draw:id="id16" draw:layer="layout" svg:width="0.635cm" svg:height="0.381cm" svg:x="17.764cm" svg:y="3.6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9" draw:text-style-name="P1" draw:layer="layout" draw:type="line" svg:x1="18.306cm" svg:y1="3.993cm" svg:x2="18.179cm" svg:y2="6.389cm" draw:start-shape="id16" draw:start-glue-point="9" draw:end-shape="id19" draw:end-glue-point="11" svg:d="M18306 3993l-127 2396" svg:viewBox="0 0 128 2397">
          <text:p/>
        </draw:connector>
        <draw:custom-shape draw:style-name="gr11" draw:text-style-name="P4" xml:id="id19" draw:id="id19" draw:layer="layout" svg:width="0.635cm" svg:height="0.381cm" svg:x="17.6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18.082cm" svg:y1="4.048cm" svg:x2="17.955cm" svg:y2="6.334cm" draw:start-shape="id16" draw:start-glue-point="8" draw:end-shape="id19" draw:end-glue-point="4" svg:d="M18082 4048l-127 2286" svg:viewBox="0 0 128 2287">
          <text:p/>
        </draw:connector>
        <draw:connector draw:style-name="gr39" draw:text-style-name="P1" draw:layer="layout" draw:type="line" svg:x1="17.857cm" svg:y1="3.993cm" svg:x2="17.73cm" svg:y2="6.389cm" draw:start-shape="id16" draw:start-glue-point="7" draw:end-shape="id19" draw:end-glue-point="5" svg:d="M17857 3993l-127 2396" svg:viewBox="0 0 128 2397">
          <text:p/>
        </draw:connector>
        <draw:connector draw:style-name="gr40" draw:text-style-name="P1" draw:layer="layout" draw:type="line" svg:x1="19.127cm" svg:y1="2.088cm" svg:x2="18.082cm" svg:y2="3.667cm" draw:start-shape="id15" draw:start-glue-point="7" draw:end-shape="id16" draw:end-glue-point="4" svg:d="M19127 2088l-1045 1579" svg:viewBox="0 0 1046 1580">
          <text:p/>
        </draw:connector>
        <draw:custom-shape draw:style-name="gr12" draw:text-style-name="P1" draw:layer="layout" svg:width="1.089cm" svg:height="0.381cm" svg:x="17.51cm" svg:y="5.33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35" draw:text-style-name="P6" draw:layer="layout" svg:width="1.069cm" svg:height="0.607cm" svg:x="18.304cm" svg:y="4.98cm">
          <draw:text-box>
            <text:p text:style-name="P4"><text:span text:style-name="T3">Po1</text:span></text:p>
          </draw:text-box>
        </draw:frame>
        <draw:frame draw:style-name="gr35" draw:text-style-name="P6" draw:layer="layout" svg:width="1.069cm" svg:height="0.607cm" svg:x="18.305cm" svg:y="5.581cm">
          <draw:text-box>
            <text:p text:style-name="P4"><text:span text:style-name="T3">Po1</text:span></text:p>
          </draw:text-box>
        </draw:frame>
        <draw:frame draw:style-name="gr33" draw:text-style-name="P6" draw:layer="layout" svg:width="1.336cm" svg:height="1.319cm" svg:x="16.301cm" svg:y="4.917cm">
          <draw:text-box>
            <text:p text:style-name="P4"><text:span text:style-name="T3">E30</text:span><text:span text:style-name="T3">/1</text:span><text:span text:style-name="T3"><text:line-break/></text:span><text:span text:style-name="T3">E31</text:span><text:span text:style-name="T3">/1</text:span><text:span text:style-name="T3"><text:line-break/></text:span><text:span text:style-name="T3">E32</text:span><text:span text:style-name="T3">/1</text:span></text:p>
          </draw:text-box>
        </draw:frame>
        <draw:frame draw:style-name="gr33" draw:text-style-name="P6" draw:layer="layout" svg:width="1.336cm" svg:height="1.319cm" svg:x="18.399cm" svg:y="3.791cm">
          <draw:text-box>
            <text:p text:style-name="P4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41" draw:text-style-name="P6" draw:layer="layout" svg:width="3.302cm" svg:height="2.384cm" svg:x="1.254cm" svg:y="3.772cm">
          <draw:text-box>
            <text:p text:style-name="P4">Remote</text:p>
            <text:p text:style-name="P2">Switches:</text:p>
          </draw:text-box>
        </draw:frame>
        <draw:custom-shape draw:style-name="gr29" draw:text-style-name="P5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4.064cm" svg:height="0.838cm" svg:x="14.497cm" svg:y="3.5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3.505cm" svg:height="0.838cm" svg:x="16.24cm" svg:y="1.305cm">
          <text:p text:style-name="P4"><text:span text:style-name="T2">South Front 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1" draw:layer="layout" draw:type="line" svg:x1="2.202cm" svg:y1="19.95cm" svg:x2="3.726cm" svg:y2="19.95cm" svg:d="M2202 19950h1524" svg:viewBox="0 0 1525 1">
          <text:p/>
        </draw:connector>
        <draw:connector draw:style-name="gr44" draw:text-style-name="P1" draw:layer="layout" draw:type="line" svg:x1="2.202cm" svg:y1="20.304cm" svg:x2="3.726cm" svg:y2="20.304cm" svg:d="M2202 20304h1524" svg:viewBox="0 0 1525 1">
          <text:p/>
        </draw:connector>
        <draw:connector draw:style-name="gr45" draw:text-style-name="P1" draw:layer="layout" draw:type="line" svg:x1="2.202cm" svg:y1="19.604cm" svg:x2="3.726cm" svg:y2="19.604cm" svg:d="M2202 19604h1524" svg:viewBox="0 0 1525 1">
          <text:p/>
        </draw:connector>
        <draw:connector draw:style-name="gr10" draw:text-style-name="P1" draw:layer="layout" draw:type="line" svg:x1="2.202cm" svg:y1="19.264cm" svg:x2="3.726cm" svg:y2="19.264cm" svg:d="M2202 19264h1524" svg:viewBox="0 0 1525 1">
          <text:p/>
        </draw:connector>
        <draw:frame draw:style-name="gr46" draw:text-style-name="P3" draw:layer="layout" svg:width="2.153cm" svg:height="0.806cm" svg:x="1.446cm" svg:y="18.172cm">
          <draw:text-box>
            <text:p text:style-name="P2"><text:span text:style-name="T1">L</text:span><text:span text:style-name="T1">e</text:span><text:span text:style-name="T1">g</text:span><text:span text:style-name="T1">e</text:span><text:span text:style-name="T1">n</text:span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istance="51%"/>
    <draw:stroke-dash draw:name="Line_20_Style_20_9" draw:display-name="Line Style 9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9-11-07T21:10:51.880279756</dc:date>
    <meta:editing-duration>PT4H50M53S</meta:editing-duration>
    <meta:editing-cycles>133</meta:editing-cycles>
    <meta:generator>LibreOffice/6.0.7.3$Linux_X86_64 LibreOffice_project/00m0$Build-3</meta:generator>
    <meta:document-statistic meta:object-count="99"/>
  </office:meta>
</office:document-meta>
</file>